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a2a7" officeooo:paragraph-rsid="0016a2a7"/>
    </style:style>
    <style:style style:name="P2" style:family="paragraph" style:parent-style-name="Standard">
      <style:paragraph-properties fo:text-align="start" style:justify-single-word="false"/>
      <style:text-properties officeooo:paragraph-rsid="0029402c"/>
    </style:style>
    <style:style style:name="P3" style:family="paragraph" style:parent-style-name="Standard">
      <style:paragraph-properties fo:text-align="start" style:justify-single-word="false"/>
      <style:text-properties officeooo:paragraph-rsid="0029d3ac"/>
    </style:style>
    <style:style style:name="P4" style:family="paragraph" style:parent-style-name="Standard">
      <style:paragraph-properties fo:text-align="start" style:justify-single-word="false"/>
      <style:text-properties officeooo:paragraph-rsid="002a0f0e"/>
    </style:style>
    <style:style style:name="P5" style:family="paragraph" style:parent-style-name="Standard">
      <style:paragraph-properties fo:text-align="start" style:justify-single-word="false"/>
      <style:text-properties officeooo:rsid="00293ad5" officeooo:paragraph-rsid="00293ad5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93ad5" officeooo:paragraph-rsid="00293ad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29402c" officeooo:paragraph-rsid="0029402c"/>
    </style:style>
    <style:style style:name="P8" style:family="paragraph" style:parent-style-name="Standard">
      <style:paragraph-properties fo:text-align="start" style:justify-single-word="false"/>
      <style:text-properties officeooo:rsid="0029d3ac" officeooo:paragraph-rsid="0029d3ac"/>
    </style:style>
    <style:style style:name="P9" style:family="paragraph" style:parent-style-name="Standard">
      <style:paragraph-properties fo:text-align="start" style:justify-single-word="false"/>
      <style:text-properties officeooo:rsid="002a0f0e" officeooo:paragraph-rsid="002a0f0e"/>
    </style:style>
    <style:style style:name="P10" style:family="paragraph" style:parent-style-name="Standard">
      <style:paragraph-properties fo:text-align="start" style:justify-single-word="false"/>
      <style:text-properties officeooo:rsid="0029d3ac" officeooo:paragraph-rsid="0029d3ac"/>
    </style:style>
    <style:style style:name="P11" style:family="paragraph" style:parent-style-name="Standard">
      <style:paragraph-properties fo:text-align="start" style:justify-single-word="false"/>
      <style:text-properties officeooo:rsid="002a0f0e" officeooo:paragraph-rsid="002a0f0e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93ad5" officeooo:paragraph-rsid="00293ad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9402c" officeooo:paragraph-rsid="0029402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9d3ac" officeooo:paragraph-rsid="0029d3a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paragraph-rsid="0029d3ac" style:font-weight-asian="bold" style:font-weight-complex="bold"/>
    </style:style>
    <style:style style:name="T1" style:family="text">
      <style:text-properties officeooo:rsid="00293ad5"/>
    </style:style>
    <style:style style:name="T2" style:family="text">
      <style:text-properties officeooo:rsid="0029402c"/>
    </style:style>
    <style:style style:name="T3" style:family="text">
      <style:text-properties officeooo:rsid="0029d3ac"/>
    </style:style>
    <style:style style:name="T4" style:family="text">
      <style:text-properties officeooo:rsid="002a0f0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0f0e" style:font-weight-asian="bold" style:font-weight-complex="bold"/>
    </style:style>
    <style:style style:name="T7" style:family="text">
      <style:text-properties officeooo:rsid="002df5b2"/>
    </style:style>
    <style:style style:name="T8" style:family="text">
      <style:text-properties officeooo:rsid="002e6a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ater API </text:p>
      <text:p text:style-name="P1">– REST communication protocol –</text:p>
      <text:p text:style-name="P1">– Developed on Python –</text:p>
      <text:p text:style-name="P1"/>
      <text:p text:style-name="P6">Test cases covered:</text:p>
      <text:p text:style-name="P5"/>
      <text:p text:style-name="P12">test_e2e.py</text:p>
      <text:p text:style-name="P5">1) Access on landing page</text:p>
      <text:p text:style-name="P5"/>
      <text:p text:style-name="P12">test_e2e_2.py</text:p>
      <text:p text:style-name="P5">2) Access on all theaters page</text:p>
      <text:p text:style-name="P5"/>
      <text:p text:style-name="P12">test_e2e_3.py</text:p>
      <text:p text:style-name="P5">3) Access on all movies page</text:p>
      <text:p text:style-name="P5"/>
      <text:p text:style-name="P13">test_e2e_booking1.py</text:p>
      <text:p text:style-name="P5">4) Try to book 0 seats</text:p>
      <text:p text:style-name="P5">5) Try to book 1 seat</text:p>
      <text:p text:style-name="P5">6) Try to book 5 seats (batch)</text:p>
      <text:p text:style-name="P5">7) Try to book 20 seats (batch)</text:p>
      <text:p text:style-name="P5"/>
      <text:p text:style-name="P13">test_e2e_booking2.py</text:p>
      <text:p text:style-name="P5">8) Book same seat same theater 2 different movies</text:p>
      <text:p text:style-name="P5">9) Book same seat same movie 2 different theaters</text:p>
      <text:p text:style-name="P5"/>
      <text:p text:style-name="P13">test_e2e_booking3.py</text:p>
      <text:p text:style-name="P2"><text:span text:style-name="T3">10</text:span><text:span text:style-name="T1">) Book </text:span><text:span text:style-name="T2">2 seats with number </text:span></text:p>
      <text:p text:style-name="P2"><text:span text:style-name="T2">1</text:span><text:span text:style-name="T3">1</text:span><text:span text:style-name="T1">) Book </text:span><text:span text:style-name="T2">an already booked seat</text:span></text:p>
      <text:p text:style-name="P7">1<text:span text:style-name="T3">2</text:span>) Book a none existing seat</text:p>
      <text:p text:style-name="P7"/>
      <text:p text:style-name="P14">test_e2e_booking4.py</text:p>
      <text:p text:style-name="P8">13) Try to book a 5 batch were one of the selected seats is reserved</text:p>
      <text:p text:style-name="P8">14) Try to book a 5 batch were one of the selected seats is a none existing</text:p>
      <text:p text:style-name="P3"><text:span text:style-name="T3">15) Stress test – Book all seats in all </text:span><text:span text:style-name="T4">movies for all theaters</text:span></text:p>
      <text:p text:style-name="P3"/>
      <text:p text:style-name="P15"><text:span text:style-name="T2">test_e2e_</text:span><text:span text:style-name="T3">delete_</text:span><text:span text:style-name="T2">booking</text:span><text:span text:style-name="T3">1</text:span><text:span text:style-name="T2">.py</text:span></text:p>
      <text:p text:style-name="P3"><text:span text:style-name="T4">16</text:span><text:span text:style-name="T1">) </text:span><text:span text:style-name="T3">Access to delete booking endpoint</text:span></text:p>
      <text:p text:style-name="P3"><text:span text:style-name="T3">1</text:span><text:span text:style-name="T4">7</text:span><text:span text:style-name="T1">) </text:span><text:span text:style-name="T3">Delete reservation</text:span></text:p>
      <text:p text:style-name="P3"><text:span text:style-name="T3">1</text:span><text:span text:style-name="T4">8</text:span><text:span text:style-name="T2">) </text:span><text:span text:style-name="T3">Try to delete with none existing booking ID</text:span></text:p>
      <text:p text:style-name="P3"/>
      <text:p text:style-name="P9"><text:span text:style-name="T5">test_e2e_async_booking.py</text:span> <text:s/></text:p>
      <text:p text:style-name="P4"><text:span text:style-name="T4">19) <text:s/>Send asynchronous</text:span><text:span text:style-name="T7">ly</text:span><text:span text:style-name="T4"> the same reservation request for 15 times </text:span><text:span text:style-name="T6">(less than 0.1s)</text:span></text:p>
      <text:p text:style-name="P9">20) <text:s/>Send asynchronous<text:span text:style-name="T8">ly</text:span> 4 different reservations with 4 seat selection ea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8:05:48.082440515</meta:creation-date>
    <dc:date>2021-11-05T17:47:15.294849553</dc:date>
    <meta:editing-duration>PT2H55M45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85" meta:character-count="1101" meta:non-whitespace-character-count="938"/>
  </office:meta>
</office:document-meta>
</file>